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Standard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e9678"/>
    </style:style>
    <style:style style:name="P5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6" style:family="paragraph" style:parent-style-name="Standard">
      <style:text-properties fo:color="#c9211e" fo:font-weight="bold" officeooo:rsid="001e9678" officeooo:paragraph-rsid="001e9678" style:font-weight-asian="bold" style:font-weight-complex="bold"/>
    </style:style>
    <style:style style:name="P7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fo:color="#81d41a" fo:font-weight="bold" officeooo:rsid="001e9678" officeooo:paragraph-rsid="001e9678" style:font-weight-asian="bold" style:font-weight-complex="bold"/>
    </style:style>
    <style:style style:name="P9" style:family="paragraph" style:parent-style-name="Standard">
      <style:text-properties officeooo:rsid="0019397d" officeooo:paragraph-rsid="0019397d"/>
    </style:style>
    <style:style style:name="P10" style:family="paragraph" style:parent-style-name="Standard">
      <style:text-properties fo:color="#ff4000" fo:font-weight="bold" officeooo:rsid="001e9678" officeooo:paragraph-rsid="001e9678" style:font-weight-asian="bold" style:font-weight-complex="bold"/>
    </style:style>
    <style:style style:name="P11" style:family="paragraph" style:parent-style-name="Standard">
      <style:text-properties fo:color="#3faf46" fo:font-weight="bold" officeooo:rsid="002061d7" officeooo:paragraph-rsid="002061d7" style:font-weight-asian="bold" style:font-weight-complex="bold"/>
    </style:style>
    <style:style style:name="P12" style:family="paragraph" style:parent-style-name="Preformatted_20_Text">
      <style:text-properties officeooo:rsid="001753ea" officeooo:paragraph-rsid="0019397d"/>
    </style:style>
    <style:style style:name="P13" style:family="paragraph" style:parent-style-name="Preformatted_20_Text">
      <style:text-properties fo:color="#81d41a" officeooo:paragraph-rsid="0019397d"/>
    </style:style>
    <style:style style:name="P14" style:family="paragraph" style:parent-style-name="Preformatted_20_Text">
      <style:text-properties fo:color="#000000" officeooo:paragraph-rsid="0019397d"/>
    </style:style>
    <style:style style:name="P15" style:family="paragraph" style:parent-style-name="Preformatted_20_Text">
      <style:text-properties fo:color="#000000" officeooo:paragraph-rsid="001d4c60"/>
    </style:style>
    <style:style style:name="P16" style:family="paragraph" style:parent-style-name="Preformatted_20_Text">
      <style:text-properties officeooo:paragraph-rsid="001d4c60"/>
    </style:style>
    <style:style style:name="P17" style:family="paragraph" style:parent-style-name="Preformatted_20_Text">
      <style:text-properties officeooo:paragraph-rsid="001d4c60"/>
    </style:style>
    <style:style style:name="P18" style:family="paragraph" style:parent-style-name="Preformatted_20_Text">
      <style:text-properties fo:color="#ff0000" officeooo:paragraph-rsid="0019397d"/>
    </style:style>
    <style:style style:name="P19" style:family="paragraph" style:parent-style-name="Preformatted_20_Text">
      <style:text-properties fo:color="#ff0000" officeooo:rsid="0019397d" officeooo:paragraph-rsid="001c2d33"/>
    </style:style>
    <style:style style:name="P20" style:family="paragraph" style:parent-style-name="Preformatted_20_Text">
      <style:text-properties fo:color="#ff0000" officeooo:paragraph-rsid="0019c334"/>
    </style:style>
    <style:style style:name="P21" style:family="paragraph" style:parent-style-name="Preformatted_20_Text">
      <style:text-properties officeooo:paragraph-rsid="00248712"/>
    </style:style>
    <style:style style:name="P22" style:family="paragraph" style:parent-style-name="Preformatted_20_Text">
      <style:text-properties fo:color="#00ff00" officeooo:paragraph-rsid="0019397d"/>
    </style:style>
    <style:style style:name="P23" style:family="paragraph" style:parent-style-name="Preformatted_20_Text">
      <style:text-properties fo:color="#00ff00" officeooo:paragraph-rsid="0019c334"/>
    </style:style>
    <style:style style:name="P24" style:family="paragraph" style:parent-style-name="Heading_20_2">
      <style:text-properties officeooo:paragraph-rsid="001753ea"/>
    </style:style>
    <style:style style:name="P25" style:family="paragraph" style:parent-style-name="Heading_20_2">
      <style:text-properties officeooo:paragraph-rsid="0019397d"/>
    </style:style>
    <style:style style:name="P26" style:family="paragraph" style:parent-style-name="Standard">
      <style:text-properties officeooo:rsid="001d4c60" officeooo:paragraph-rsid="001d4c60"/>
    </style:style>
    <style:style style:name="P27" style:family="paragraph" style:parent-style-name="Standard">
      <style:text-properties fo:color="#00ff00" officeooo:rsid="0022c32e" officeooo:paragraph-rsid="0022c32e"/>
    </style:style>
    <style:style style:name="P28" style:family="paragraph" style:parent-style-name="Standard">
      <style:text-properties fo:color="#00ff00" fo:font-weight="bold" officeooo:rsid="0022c32e" officeooo:paragraph-rsid="0022c32e" style:font-weight-asian="bold" style:font-weight-complex="bold"/>
    </style:style>
    <style:style style:name="P29" style:family="paragraph" style:parent-style-name="Standard">
      <style:text-properties officeooo:rsid="001753ea" officeooo:paragraph-rsid="001753ea"/>
    </style:style>
    <style:style style:name="P30" style:family="paragraph" style:parent-style-name="Standard">
      <style:text-properties officeooo:rsid="0019397d" officeooo:paragraph-rsid="0019397d"/>
    </style:style>
    <style:style style:name="P31" style:family="paragraph" style:parent-style-name="Standard">
      <style:text-properties fo:color="#ff0000" officeooo:rsid="0022c32e" officeooo:paragraph-rsid="0022c32e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officeooo:rsid="001c5823"/>
    </style:style>
    <style:style style:name="T6" style:family="text">
      <style:text-properties fo:color="#000000"/>
    </style:style>
    <style:style style:name="T7" style:family="text">
      <style:text-properties fo:color="#000000" officeooo:rsid="0019397d"/>
    </style:style>
    <style:style style:name="T8" style:family="text">
      <style:text-properties officeooo:rsid="001d4c60"/>
    </style:style>
    <style:style style:name="T9" style:family="text">
      <style:text-properties officeooo:rsid="001e9678"/>
    </style:style>
    <style:style style:name="T10" style:family="text">
      <style:text-properties officeooo:rsid="0022c32e"/>
    </style:style>
    <style:style style:name="T11" style:family="text">
      <style:text-properties fo:color="#7fff00"/>
    </style:style>
    <style:style style:name="T12" style:family="text">
      <style:text-properties fo:color="#7fff00" officeooo:rsid="0019397d"/>
    </style:style>
    <style:style style:name="T13" style:family="text">
      <style:text-properties fo:color="#ff0000"/>
    </style:style>
    <style:style style:name="T14" style:family="text">
      <style:text-properties fo:color="#ff0000" officeooo:rsid="0019397d"/>
    </style:style>
    <style:style style:name="T15" style:family="text">
      <style:text-properties fo:color="#ff0000" officeooo:rsid="00248712"/>
    </style:style>
    <style:style style:name="T16" style:family="text">
      <style:text-properties officeooo:rsid="00248712"/>
    </style:style>
    <style:style style:name="T17" style:family="text">
      <style:text-properties fo:color="#00ff00"/>
    </style:style>
    <style:style style:name="T18" style:family="text">
      <style:text-properties fo:color="#00ff00" officeooo:rsid="0022c32e"/>
    </style:style>
    <style:style style:name="T19" style:family="text">
      <style:text-properties fo:color="#00ff00" officeooo:rsid="0019397d"/>
    </style:style>
    <style:style style:name="T20" style:family="text">
      <style:text-properties officeooo:rsid="002616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 <text:span text:style-name="T5">PHP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 <text:span text:style-name="T20">v2</text:span></text:p>
      <text:p text:style-name="P2"/>
      <text:h text:style-name="Heading_20_1" text:outline-level="1">Check List</text:h>
      <text:p text:style-name="P2">Ejecutar la siguientes pruebas en el programa Sumar <text:span text:style-name="T5">en un servidor de pruebas.</text:span></text:p>
      <text:p text:style-name="P2"/>
      <text:h text:style-name="Heading_20_2" text:outline-level="2"><text:span text:style-name="T1">0</text:span>- Testear Funcionamiento de <text:span text:style-name="T5">APACHE Web Server</text:span></text:h>
      <text:p text:style-name="P2">Fundamentos: verificar <text:span text:style-name="T5">el funcionamiento del servidor de pruebas</text:span> en la Terminal, <text:span text:style-name="T5">encender el server e ingresar a la siguiente url</text:span></text:p>
      <text:p text:style-name="P2"/>
      <text:p text:style-name="Preformatted_20_Text"><text:tab/><text:span text:style-name="T5">http://localhost</text:span></text:p>
      <text:p text:style-name="P2"/>
      <text:p text:style-name="P26">Se espera respuesta del servidor</text:p>
      <text:p text:style-name="P27">Respuesta: OK</text:p>
      <text:p text:style-name="P2"/>
      <text:p text:style-name="P4"/>
      <text:h text:style-name="Heading_20_1" text:outline-level="1">1- Compilar programa</text:h>
      <text:p text:style-name="P1">Fundamentos: Verificar que el programa compile sin errores</text:p>
      <text:p text:style-name="P15"><text:tab/><text:span text:style-name="T5">http://localhost/sumarv2</text:span></text:p>
      <text:p text:style-name="P2"/>
      <text:p text:style-name="P26">Se espera la interfase del programa</text:p>
      <text:p text:style-name="P27">Respuesta: OK</text:p>
      <text:p text:style-name="P6"/>
      <text:h text:style-name="Heading_20_2" text:outline-level="2">2- Testear Programa sin parámetros</text:h>
      <text:p text:style-name="P2">Fundamentos: verificar el funcionamiento del programa sin argumentos de entrada. <text:span text:style-name="T9">Borrando los valores por defecto.</text:span></text:p>
      <text:p text:style-name="P2"/>
      <text:p text:style-name="P16"><text:tab/><text:span text:style-name="T5">http://localhost/sumarv2</text:span></text:p>
      <text:p text:style-name="P2"/>
      <text:p text:style-name="P26">Se espera respuesta 0</text:p>
      <text:p text:style-name="P27">Respuesta: OK</text:p>
      <text:p text:style-name="P6"/>
      <text:p text:style-name="P7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><text:soft-page-break/></text:p>
      <text:p text:style-name="P16"><text:tab/><text:span text:style-name="T5">http://localhost/sumar</text:span></text:p>
      <text:p text:style-name="P2"/>
      <text:p text:style-name="P2">Se espera <text:span text:style-name="T8">la suma</text:span></text:p>
      <text:p text:style-name="P27">Respuesta: OK</text:p>
      <text:p text:style-name="P6"/>
      <text:p text:style-name="P7"/>
      <text:h text:style-name="P24" text:outline-level="2"><text:span text:style-name="T20">4</text:span>- Testear Programa con <text:span text:style-name="T1">dos</text:span> parámetro<text:span text:style-name="T2">s</text:span> de entrada</text:h>
      <text:p text:style-name="P2"/>
      <text:p text:style-name="P2">Fundamentos: Verificar ingreso de <text:span text:style-name="T16">dos</text:span> parámetros <text:span text:style-name="T16">de entrada</text:span></text:p>
      <text:p text:style-name="P2"/>
      <text:p text:style-name="P16"><text:tab/><text:a xlink:type="simple" xlink:href="http://localhost/sumar" text:style-name="Internet_20_link" text:visited-style-name="Visited_20_Internet_20_Link"><text:span text:style-name="T5">http://localhost/sumar</text:span></text:a><text:span text:style-name="T5">v2</text:span></text:p>
      <text:p text:style-name="P21"><text:s text:c="6"/></text:p>
      <text:p text:style-name="P21"><text:span text:style-name="T10"><text:s text:c="5"/></text:span><text:span text:style-name="T18"><text:s/>sumar 10 + 10</text:span></text:p>
      <text:p text:style-name="P2"/>
      <text:p text:style-name="P9">Se espera la suma de los parámetros de entrada</text:p>
      <text:p text:style-name="P27">Respuesta: OK</text:p>
      <text:p text:style-name="P8"/>
      <text:h text:style-name="P25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3"/>
      <text:p text:style-name="P3">Fundamentos: Verificar ingreso de parámetros incorrectos <text:span text:style-name="T16">(Entendiendose Letras, palabras y signos).</text:span></text:p>
      <text:p text:style-name="P3"/>
      <text:p text:style-name="P14"><text:tab/><text:span text:style-name="T13">Sumar </text:span><text:span text:style-name="T14">a</text:span></text:p>
      <text:p text:style-name="P18"><text:tab/>Sumar <text:span text:style-name="T2">hola chau</text:span> <text:span text:style-name="T2">10 10</text:span></text:p>
      <text:p text:style-name="P18"><text:tab/>Sumar <text:span text:style-name="T2">4 hola chau</text:span> <text:span text:style-name="T2">10 10</text:span></text:p>
      <text:p text:style-name="P20"><text:tab/>Sumar *<text:span text:style-name="T2">4 10</text:span></text:p>
      <text:p text:style-name="P20"><text:tab/>Sumar <text:span text:style-name="T2">4* 10</text:span></text:p>
      <text:p text:style-name="P12"/>
      <text:p text:style-name="P9">Se espera un aviso de error de parámetros de entrada <text:span text:style-name="T9">o no permitir parámetros un numéricos</text:span></text:p>
      <text:p text:style-name="P28">Respuesta: OK</text:p>
      <text:p text:style-name="P5"/>
      <text:h text:style-name="P25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3"/>
      <text:p text:style-name="P3">Fundamentos: Verificar ingreso de parámetros incorrectos</text:p>
      <text:p text:style-name="P3"/>
      <text:p text:style-name="P14"><text:tab/><text:span text:style-name="T11">Sumar </text:span><text:span text:style-name="T12">10 10.0</text:span></text:p>
      <text:p text:style-name="P14"><text:tab/><text:span text:style-name="T13">Sumar </text:span><text:span text:style-name="T14">3.5 5.5</text:span></text:p>
      <text:p text:style-name="P14"><text:tab/><text:span text:style-name="T13">Sumar </text:span><text:span text:style-name="T14">4.1 4</text:span></text:p>
      <text:p text:style-name="P18"><text:tab/>Sumar <text:span text:style-name="T2">4.1 4</text:span></text:p>
      <text:p text:style-name="P19"><text:tab/>Sumar 4 4 5.6</text:p>
      <text:p text:style-name="P12"/>
      <text:p text:style-name="P9">Se espera la suma de los dos primeros números</text:p>
      <text:p text:style-name="P31">Respuesta: Error</text:p>
      <text:p text:style-name="P10"/>
      <text:h text:style-name="P25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3"/>
      <text:p text:style-name="P3">Fundamentos: Verificar ingreso de parámetros <text:span text:style-name="T4">neutro</text:span></text:p>
      <text:p text:style-name="P3"/>
      <text:p text:style-name="P13"><text:soft-page-break/><text:tab/><text:span text:style-name="T17">Sumar </text:span><text:span text:style-name="T19">10 0</text:span></text:p>
      <text:p text:style-name="P22"><text:tab/>Sumar <text:span text:style-name="T2">0 10</text:span></text:p>
      <text:p text:style-name="P22"><text:tab/>Sumar <text:span text:style-name="T2">0 0</text:span></text:p>
      <text:p text:style-name="P12"/>
      <text:p text:style-name="P9">Se espera la suma de los dos primeros números</text:p>
      <text:p text:style-name="P27">Respuesta: OK</text:p>
      <text:p text:style-name="P11"/>
      <text:h text:style-name="P25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3"/>
      <text:p text:style-name="P3">Fundamentos: Verificar ingreso de parámetros <text:span text:style-name="T20">negativos.</text:span></text:p>
      <text:p text:style-name="P3"/>
      <text:p text:style-name="P14"><text:tab/><text:span text:style-name="T17">Sumar -</text:span><text:span text:style-name="T19">10 -10</text:span></text:p>
      <text:p text:style-name="P14"><text:tab/><text:span text:style-name="T13">Sumar -</text:span><text:span text:style-name="T14">5 10 </text:span><text:span text:style-name="T15">= 5 ¿?</text:span></text:p>
      <text:p text:style-name="P14"><text:tab/><text:span text:style-name="T17">Sumar </text:span><text:span text:style-name="T19">10 -50</text:span></text:p>
      <text:p text:style-name="P14"><text:tab/><text:span text:style-name="T17">Sumar -</text:span><text:span text:style-name="T19">5 -5</text:span></text:p>
      <text:p text:style-name="P14"><text:tab/><text:span text:style-name="T17">Sumar -</text:span><text:span text:style-name="T19">10 0</text:span></text:p>
      <text:p text:style-name="P23"><text:tab/>Sumar -<text:span text:style-name="T2">10 -0 </text:span></text:p>
      <text:p text:style-name="P12"/>
      <text:p text:style-name="P9">Se espera la suma de los dos primeros números</text:p>
      <text:p text:style-name="P28">Respuesta: <text:span text:style-name="T16">ERROR[OK]</text:span></text:p>
      <text:h text:style-name="P25" text:outline-level="2"><text:span text:style-name="T3">9</text:span>- Testear Programa <text:span text:style-name="T2">con desbordamiento en números enteros</text:span></text:h>
      <text:p text:style-name="P3"/>
      <text:p text:style-name="P3">Fundamentos: Verificar ingreso de parámetros incorrectos</text:p>
      <text:p text:style-name="P3"/>
      <text:p text:style-name="P14"><text:tab/>Sumar <text:span text:style-name="T2">2000000000 2000000000</text:span></text:p>
      <text:p text:style-name="P14"><text:tab/>Sumar -<text:span text:style-name="T2">2000000000 -2000000000</text:span></text:p>
      <text:p text:style-name="P12"/>
      <text:p text:style-name="P9">Se espera la suma de los dos primeros números o aviso de parámetros incorrectos</text:p>
      <text:p text:style-name="P28">Respuesta: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LibreOffice/5.3.4.2$Windows_X86_64 LibreOffice_project/f82d347ccc0be322489bf7da61d7e4ad13fe2ff3</meta:generator>
    <dc:date>2022-10-03T12:40:57.582000000</dc:date>
    <meta:editing-duration>PT1H27M43S</meta:editing-duration>
    <meta:editing-cycles>10</meta:editing-cycles>
    <meta:document-statistic meta:table-count="0" meta:image-count="0" meta:object-count="0" meta:page-count="3" meta:paragraph-count="74" meta:word-count="386" meta:character-count="2468" meta:non-whitespace-character-count="2116"/>
  </office:meta>
</office:document-meta>
</file>